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81"/>
    <style:style style:name="ce5" style:family="table-cell" style:parent-style-name="Default" style:data-style-name="N4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urface density</text:p>
          </table:table-cell>
          <table:table-cell office:value-type="float" office:value="19.4" calcext:value-type="float">
            <text:p>19.4</text:p>
          </table:table-cell>
          <table:table-cell office:value-type="float" office:value="11.1" calcext:value-type="float">
            <text:p>11.1</text:p>
          </table:table-cell>
          <table:table-cell office:value-type="float" office:value="27.5" calcext:value-type="float">
            <text:p>27.5</text:p>
          </table:table-cell>
          <table:table-cell office:value-type="float" office:value="26.5" calcext:value-type="float">
            <text:p>26.5</text:p>
          </table:table-cell>
          <table:table-cell office:value-type="float" office:value="22.4" calcext:value-type="float">
            <text:p>22.4</text:p>
          </table:table-cell>
          <table:table-cell office:value-type="float" office:value="26.5" calcext:value-type="float">
            <text:p>26.5</text:p>
          </table:table-cell>
          <table:table-cell office:value-type="float" office:value="55.2" calcext:value-type="float">
            <text:p>55.2</text:p>
          </table:table-cell>
          <table:table-cell office:value-type="float" office:value="66.5" calcext:value-type="float">
            <text:p>66.5</text:p>
          </table:table-cell>
          <table:table-cell office:value-type="float" office:value="18.57" calcext:value-type="float">
            <text:p>18.57</text:p>
          </table:table-cell>
        </table:table-row>
        <table:table-row table:style-name="ro1">
          <table:table-cell office:value-type="string" calcext:value-type="string">
            <text:p>avg spacing</text:p>
          </table:table-cell>
          <table:table-cell table:style-name="ce5" table:formula="of:=SQRT(1/PI()/[.B2])" office:value-type="float" office:value="0.128092646517854" calcext:value-type="float">
            <text:p>0.13</text:p>
          </table:table-cell>
          <table:table-cell table:style-name="ce5" table:formula="of:=SQRT(1/PI()/[.C2])" office:value-type="float" office:value="0.169341567026126" calcext:value-type="float">
            <text:p>0.17</text:p>
          </table:table-cell>
          <table:table-cell table:style-name="ce5" table:formula="of:=SQRT(1/PI()/[.D2])" office:value-type="float" office:value="0.107586732230967" calcext:value-type="float">
            <text:p>0.11</text:p>
          </table:table-cell>
          <table:table-cell table:style-name="ce5" table:formula="of:=SQRT(1/PI()/[.E2])" office:value-type="float" office:value="0.109597873237834" calcext:value-type="float">
            <text:p>0.11</text:p>
          </table:table-cell>
          <table:table-cell table:style-name="ce5" table:formula="of:=SQRT(1/PI()/[.F2])" office:value-type="float" office:value="0.119206806752224" calcext:value-type="float">
            <text:p>0.12</text:p>
          </table:table-cell>
          <table:table-cell table:style-name="ce5" table:formula="of:=SQRT(1/PI()/[.G2])" office:value-type="float" office:value="0.109597873237834" calcext:value-type="float">
            <text:p>0.11</text:p>
          </table:table-cell>
          <table:table-cell table:style-name="ce5" table:formula="of:=SQRT(1/PI()/[.H2])" office:value-type="float" office:value="0.0759373652779613" calcext:value-type="float">
            <text:p>0.08</text:p>
          </table:table-cell>
          <table:table-cell table:style-name="ce5" table:formula="of:=SQRT(1/PI()/[.I2])" office:value-type="float" office:value="0.0691853657201538" calcext:value-type="float">
            <text:p>0.07</text:p>
          </table:table-cell>
          <table:table-cell table:style-name="ce5" table:formula="of:=SQRT(1/PI()/[.J2])" office:value-type="float" office:value="0.13092395367902" calcext:value-type="float">
            <text:p>0.13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float" office:value="67997364" calcext:value-type="float">
            <text:p>67997364</text:p>
          </table:table-cell>
          <table:table-cell office:value-type="float" office:value="38560299" calcext:value-type="float">
            <text:p>38560299</text:p>
          </table:table-cell>
          <table:table-cell office:value-type="float" office:value="96712581" calcext:value-type="float">
            <text:p>96712581</text:p>
          </table:table-cell>
          <table:table-cell office:value-type="float" office:value="91667312" calcext:value-type="float">
            <text:p>91667312</text:p>
          </table:table-cell>
          <table:table-cell office:value-type="float" office:value="79232724" calcext:value-type="float">
            <text:p>79232724</text:p>
          </table:table-cell>
          <table:table-cell office:value-type="float" office:value="61714656" calcext:value-type="float">
            <text:p>61714656</text:p>
          </table:table-cell>
          <table:table-cell office:value-type="float" office:value="151748782" calcext:value-type="float">
            <text:p>151748782</text:p>
          </table:table-cell>
          <table:table-cell office:value-type="float" office:value="263114554" calcext:value-type="float">
            <text:p>26311455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ox min</text:p>
          </table:table-cell>
          <table:table-cell table:style-name="ce4" office:value-type="float" office:value="412993.3393555" calcext:value-type="float">
            <text:p>4.13E+05</text:p>
          </table:table-cell>
          <table:table-cell office:value-type="float" office:value="5087115.971191" calcext:value-type="float">
            <text:p>5087115.971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ox max</text:p>
          </table:table-cell>
          <table:table-cell table:style-name="ce4" office:value-type="float" office:value="418737.9233398" calcext:value-type="float">
            <text:p>4.19E+05</text:p>
          </table:table-cell>
          <table:table-cell table:style-name="ce4" office:value-type="float" office:value="5093407.127" calcext:value-type="float">
            <text:p>5.09E+0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 mm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8.8" calcext:value-type="float">
            <text:p>8.8</text:p>
          </table:table-cell>
          <table:table-cell table:number-columns-repeated="3"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 m</text:p>
          </table:table-cell>
          <table:table-cell office:value-type="float" office:value="175" calcext:value-type="float">
            <text:p>175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dim px [micron]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1.34" calcext:value-type="float">
            <text:p>1.34</text:p>
          </table:table-cell>
          <table:table-cell office:value-type="float" office:value="3.3" calcext:value-type="float">
            <text:p>3.3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table:style-name="ce3" table:formula="of:=[.B11]/([.B10]/1000)" office:value-type="float" office:value="31818.1818181818" calcext:value-type="float">
            <text:p>31,818</text:p>
          </table:table-cell>
          <table:table-cell table:style-name="ce3" table:formula="of:=[.C11]/([.C10]/1000)" office:value-type="float" office:value="50000" calcext:value-type="float">
            <text:p>50,000</text:p>
          </table:table-cell>
          <table:table-cell table:style-name="ce3" table:formula="of:=[.D11]/([.D10]/1000)" office:value-type="float" office:value="23863.6363636364" calcext:value-type="float">
            <text:p>23,864</text:p>
          </table:table-cell>
          <table:table-cell table:style-name="ce3" table:formula="of:=[.E11]/([.E10]/1000)" office:value-type="float" office:value="39473.6842105263" calcext:value-type="float">
            <text:p>39,474</text:p>
          </table:table-cell>
          <table:table-cell table:style-name="ce3" table:formula="of:=[.F11]/([.F10]/1000)" office:value-type="float" office:value="42105.2631578947" calcext:value-type="float">
            <text:p>42,105</text:p>
          </table:table-cell>
          <table:table-cell table:style-name="ce3" table:formula="of:=[.G11]/([.G10]/1000)" office:value-type="float" office:value="42105.2631578947" calcext:value-type="float">
            <text:p>42,105</text:p>
          </table:table-cell>
          <table:table-cell table:style-name="ce3" table:formula="of:=[.H11]/([.H10]/1000)" office:value-type="float" office:value="11333.3333333333" calcext:value-type="float">
            <text:p>11,333</text:p>
          </table:table-cell>
          <table:table-cell table:style-name="ce3" table:formula="of:=[.I11]/([.I10]/1000)" office:value-type="float" office:value="5714.28571428571" calcext:value-type="float">
            <text:p>5,714</text:p>
          </table:table-cell>
          <table:table-cell/>
        </table:table-row>
        <table:table-row table:style-name="ro1">
          <table:table-cell office:value-type="string" calcext:value-type="string">
            <text:p>gsd</text:p>
          </table:table-cell>
          <table:table-cell table:style-name="ce5" table:formula="of:=[.B12]*0.000001*[.B13]" office:value-type="float" office:value="0.0604545454545455" calcext:value-type="float">
            <text:p>0.06</text:p>
          </table:table-cell>
          <table:table-cell table:style-name="ce5" table:formula="of:=[.C12]*0.000001*[.C13]" office:value-type="float" office:value="0.095" calcext:value-type="float">
            <text:p>0.10</text:p>
          </table:table-cell>
          <table:table-cell table:style-name="ce5" table:formula="of:=[.D12]*0.000001*[.D13]" office:value-type="float" office:value="0.0572727272727273" calcext:value-type="float">
            <text:p>0.06</text:p>
          </table:table-cell>
          <table:table-cell table:style-name="ce5" table:formula="of:=[.E12]*0.000001*[.E13]" office:value-type="float" office:value="0.0528947368421053" calcext:value-type="float">
            <text:p>0.05</text:p>
          </table:table-cell>
          <table:table-cell table:style-name="ce5" table:formula="of:=[.F12]*0.000001*[.F13]" office:value-type="float" office:value="0.056421052631579" calcext:value-type="float">
            <text:p>0.06</text:p>
          </table:table-cell>
          <table:table-cell table:style-name="ce5" table:formula="of:=[.G12]*0.000001*[.G13]" office:value-type="float" office:value="0.056421052631579" calcext:value-type="float">
            <text:p>0.06</text:p>
          </table:table-cell>
          <table:table-cell table:style-name="ce5" table:formula="of:=[.H12]*0.000001*[.H13]" office:value-type="float" office:value="0.0374" calcext:value-type="float">
            <text:p>0.04</text:p>
          </table:table-cell>
          <table:table-cell table:style-name="ce5" table:formula="of:=[.I12]*0.000001*[.I13]" office:value-type="float" office:value="0.0251428571428571" calcext:value-type="float">
            <text:p>0.0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ox m</text:p>
          </table:table-cell>
          <table:table-cell table:number-columns-repeated="9"/>
        </table:table-row>
        <table:table-row table:style-name="ro1">
          <table:table-cell table:style-name="ce4" office:value-type="float" office:value="412993.3393555" calcext:value-type="float">
            <text:p>4.13E+05</text:p>
          </table:table-cell>
          <table:table-cell table:style-name="ce4" office:value-type="float" office:value="5093407.127213" calcext:value-type="float">
            <text:p>5.09E+06</text:p>
          </table:table-cell>
          <table:table-cell table:style-name="ce4" office:value-type="float" office:value="8643.581054688" calcext:value-type="float">
            <text:p>8.64E+03</text:p>
          </table:table-cell>
          <table:table-cell table:number-columns-repeated="7"/>
        </table:table-row>
        <table:table-row table:style-name="ro1">
          <table:table-cell table:style-name="ce4" office:value-type="float" office:value="412993.3393555" calcext:value-type="float">
            <text:p>4.13E+05</text:p>
          </table:table-cell>
          <table:table-cell table:style-name="ce4" office:value-type="float" office:value="5087115.971191" calcext:value-type="float">
            <text:p>5.09E+06</text:p>
          </table:table-cell>
          <table:table-cell table:style-name="ce4" office:value-type="float" office:value="8643.581054688" calcext:value-type="float">
            <text:p>8.64E+03</text:p>
          </table:table-cell>
          <table:table-cell table:number-columns-repeated="7"/>
        </table:table-row>
        <table:table-row table:style-name="ro1">
          <table:table-cell table:style-name="ce4" office:value-type="float" office:value="418737.9233398" calcext:value-type="float">
            <text:p>4.19E+05</text:p>
          </table:table-cell>
          <table:table-cell table:style-name="ce4" office:value-type="float" office:value="5087115.971191" calcext:value-type="float">
            <text:p>5.09E+06</text:p>
          </table:table-cell>
          <table:table-cell table:style-name="ce4" office:value-type="float" office:value="8643.581054688" calcext:value-type="float">
            <text:p>8.64E+03</text:p>
          </table:table-cell>
          <table:table-cell table:number-columns-repeated="7"/>
        </table:table-row>
        <table:table-row table:style-name="ro1">
          <table:table-cell table:style-name="ce4" office:value-type="float" office:value="418737.9233398" calcext:value-type="float">
            <text:p>4.19E+05</text:p>
          </table:table-cell>
          <table:table-cell table:style-name="ce4" office:value-type="float" office:value="5093407.127213" calcext:value-type="float">
            <text:p>5.09E+06</text:p>
          </table:table-cell>
          <table:table-cell table:style-name="ce4" office:value-type="float" office:value="8643.581054688" calcext:value-type="float">
            <text:p>8.64E+03</text:p>
          </table:table-cell>
          <table:table-cell table:number-columns-repeated="7"/>
        </table:table-row>
      </table:table>
      <table:table table:name="mask" table:style-name="ta1">
        <table:table-column table:style-name="co5" table:number-columns-repeated="2" table:default-cell-style-name="ce4"/>
        <table:table-column table:style-name="co4" table:default-cell-style-name="ce4"/>
        <table:table-row table:style-name="ro1">
          <table:table-cell office:value-type="float" office:value="416650.3813477" calcext:value-type="float">
            <text:p>4.17E+05</text:p>
          </table:table-cell>
          <table:table-cell office:value-type="float" office:value="5091488.973206" calcext:value-type="float">
            <text:p>5.09E+06</text:p>
          </table:table-cell>
          <table:table-cell office:value-type="float" office:value="4041.345458984" calcext:value-type="float">
            <text:p>4.04E+03</text:p>
          </table:table-cell>
        </table:table-row>
        <table:table-row table:style-name="ro1">
          <table:table-cell office:value-type="float" office:value="416343.2070313" calcext:value-type="float">
            <text:p>4.16E+05</text:p>
          </table:table-cell>
          <table:table-cell office:value-type="float" office:value="5091354.504265" calcext:value-type="float">
            <text:p>5.09E+06</text:p>
          </table:table-cell>
          <table:table-cell office:value-type="float" office:value="4041.637939453" calcext:value-type="float">
            <text:p>4.04E+03</text:p>
          </table:table-cell>
        </table:table-row>
        <table:table-row table:style-name="ro1">
          <table:table-cell office:value-type="float" office:value="416087.1466064" calcext:value-type="float">
            <text:p>4.16E+05</text:p>
          </table:table-cell>
          <table:table-cell office:value-type="float" office:value="5091182.754379" calcext:value-type="float">
            <text:p>5.09E+06</text:p>
          </table:table-cell>
          <table:table-cell office:value-type="float" office:value="4041.916748047" calcext:value-type="float">
            <text:p>4.04E+03</text:p>
          </table:table-cell>
        </table:table-row>
        <table:table-row table:style-name="ro1">
          <table:table-cell office:value-type="float" office:value="415886.8325195" calcext:value-type="float">
            <text:p>4.16E+05</text:p>
          </table:table-cell>
          <table:table-cell office:value-type="float" office:value="5090959.763092" calcext:value-type="float">
            <text:p>5.09E+06</text:p>
          </table:table-cell>
          <table:table-cell office:value-type="float" office:value="4042.186767578" calcext:value-type="float">
            <text:p>4.04E+03</text:p>
          </table:table-cell>
        </table:table-row>
        <table:table-row table:style-name="ro1">
          <table:table-cell office:value-type="float" office:value="415774.8878174" calcext:value-type="float">
            <text:p>4.16E+05</text:p>
          </table:table-cell>
          <table:table-cell office:value-type="float" office:value="5090731.99939" calcext:value-type="float">
            <text:p>5.09E+06</text:p>
          </table:table-cell>
          <table:table-cell office:value-type="float" office:value="4042.397949219" calcext:value-type="float">
            <text:p>4.04E+03</text:p>
          </table:table-cell>
        </table:table-row>
        <table:table-row table:style-name="ro1">
          <table:table-cell office:value-type="float" office:value="415709.5523071" calcext:value-type="float">
            <text:p>4.16E+05</text:p>
          </table:table-cell>
          <table:table-cell office:value-type="float" office:value="5090573.942383" calcext:value-type="float">
            <text:p>5.09E+06</text:p>
          </table:table-cell>
          <table:table-cell office:value-type="float" office:value="4042.536132813" calcext:value-type="float">
            <text:p>4.04E+03</text:p>
          </table:table-cell>
        </table:table-row>
        <table:table-row table:style-name="ro1">
          <table:table-cell office:value-type="float" office:value="415593.1027222" calcext:value-type="float">
            <text:p>4.16E+05</text:p>
          </table:table-cell>
          <table:table-cell office:value-type="float" office:value="5090453.166321" calcext:value-type="float">
            <text:p>5.09E+06</text:p>
          </table:table-cell>
          <table:table-cell office:value-type="float" office:value="4042.687744141" calcext:value-type="float">
            <text:p>4.04E+03</text:p>
          </table:table-cell>
        </table:table-row>
        <table:table-row table:style-name="ro1">
          <table:table-cell office:value-type="float" office:value="415504.5422363" calcext:value-type="float">
            <text:p>4.16E+05</text:p>
          </table:table-cell>
          <table:table-cell office:value-type="float" office:value="5090318.397949" calcext:value-type="float">
            <text:p>5.09E+06</text:p>
          </table:table-cell>
          <table:table-cell office:value-type="float" office:value="4042.828369141" calcext:value-type="float">
            <text:p>4.04E+03</text:p>
          </table:table-cell>
        </table:table-row>
        <table:table-row table:style-name="ro1">
          <table:table-cell office:value-type="float" office:value="415434.6126099" calcext:value-type="float">
            <text:p>4.15E+05</text:p>
          </table:table-cell>
          <table:table-cell office:value-type="float" office:value="5090202.209595" calcext:value-type="float">
            <text:p>5.09E+06</text:p>
          </table:table-cell>
          <table:table-cell office:value-type="float" office:value="4042.945068359" calcext:value-type="float">
            <text:p>4.04E+03</text:p>
          </table:table-cell>
        </table:table-row>
        <table:table-row table:style-name="ro1">
          <table:table-cell office:value-type="float" office:value="415401.9639282" calcext:value-type="float">
            <text:p>4.15E+05</text:p>
          </table:table-cell>
          <table:table-cell office:value-type="float" office:value="5090137.135132" calcext:value-type="float">
            <text:p>5.09E+06</text:p>
          </table:table-cell>
          <table:table-cell office:value-type="float" office:value="4043.005859375" calcext:value-type="float">
            <text:p>4.04E+03</text:p>
          </table:table-cell>
        </table:table-row>
        <table:table-row table:style-name="ro1">
          <table:table-cell office:value-type="float" office:value="415355.3356934" calcext:value-type="float">
            <text:p>4.15E+05</text:p>
          </table:table-cell>
          <table:table-cell office:value-type="float" office:value="5090053.474365" calcext:value-type="float">
            <text:p>5.09E+06</text:p>
          </table:table-cell>
          <table:table-cell office:value-type="float" office:value="4043.087158203" calcext:value-type="float">
            <text:p>4.04E+03</text:p>
          </table:table-cell>
        </table:table-row>
        <table:table-row table:style-name="ro1">
          <table:table-cell office:value-type="float" office:value="415303.8332214" calcext:value-type="float">
            <text:p>4.15E+05</text:p>
          </table:table-cell>
          <table:table-cell office:value-type="float" office:value="5089807.022461" calcext:value-type="float">
            <text:p>5.09E+06</text:p>
          </table:table-cell>
          <table:table-cell office:value-type="float" office:value="4043.267333984" calcext:value-type="float">
            <text:p>4.04E+03</text:p>
          </table:table-cell>
        </table:table-row>
        <table:table-row table:style-name="ro1">
          <table:table-cell office:value-type="float" office:value="415270.9871216" calcext:value-type="float">
            <text:p>4.15E+05</text:p>
          </table:table-cell>
          <table:table-cell office:value-type="float" office:value="5089597.755859" calcext:value-type="float">
            <text:p>5.09E+06</text:p>
          </table:table-cell>
          <table:table-cell office:value-type="float" office:value="4043.412597656" calcext:value-type="float">
            <text:p>4.04E+03</text:p>
          </table:table-cell>
        </table:table-row>
        <table:table-row table:style-name="ro1">
          <table:table-cell office:value-type="float" office:value="415256.7782898" calcext:value-type="float">
            <text:p>4.15E+05</text:p>
          </table:table-cell>
          <table:table-cell office:value-type="float" office:value="5089411.720703" calcext:value-type="float">
            <text:p>5.09E+06</text:p>
          </table:table-cell>
          <table:table-cell office:value-type="float" office:value="4043.53125" calcext:value-type="float">
            <text:p>4.04E+03</text:p>
          </table:table-cell>
        </table:table-row>
        <table:table-row table:style-name="ro1">
          <table:table-cell office:value-type="float" office:value="415210.0163269" calcext:value-type="float">
            <text:p>4.15E+05</text:p>
          </table:table-cell>
          <table:table-cell office:value-type="float" office:value="5089230.381348" calcext:value-type="float">
            <text:p>5.09E+06</text:p>
          </table:table-cell>
          <table:table-cell office:value-type="float" office:value="4043.669921875" calcext:value-type="float">
            <text:p>4.04E+03</text:p>
          </table:table-cell>
        </table:table-row>
        <table:table-row table:style-name="ro1">
          <table:table-cell office:value-type="float" office:value="415167.937561" calcext:value-type="float">
            <text:p>4.15E+05</text:p>
          </table:table-cell>
          <table:table-cell office:value-type="float" office:value="5089072.29248" calcext:value-type="float">
            <text:p>5.09E+06</text:p>
          </table:table-cell>
          <table:table-cell office:value-type="float" office:value="4043.791748047" calcext:value-type="float">
            <text:p>4.04E+03</text:p>
          </table:table-cell>
        </table:table-row>
        <table:table-row table:style-name="ro1">
          <table:table-cell office:value-type="float" office:value="415097.9697571" calcext:value-type="float">
            <text:p>4.15E+05</text:p>
          </table:table-cell>
          <table:table-cell office:value-type="float" office:value="5088928.196045" calcext:value-type="float">
            <text:p>5.09E+06</text:p>
          </table:table-cell>
          <table:table-cell office:value-type="float" office:value="4043.924804688" calcext:value-type="float">
            <text:p>4.04E+03</text:p>
          </table:table-cell>
        </table:table-row>
        <table:table-row table:style-name="ro1">
          <table:table-cell office:value-type="float" office:value="415176.3868408" calcext:value-type="float">
            <text:p>4.15E+05</text:p>
          </table:table-cell>
          <table:table-cell office:value-type="float" office:value="5088448.997559" calcext:value-type="float">
            <text:p>5.09E+06</text:p>
          </table:table-cell>
          <table:table-cell office:value-type="float" office:value="4044.150390625" calcext:value-type="float">
            <text:p>4.04E+03</text:p>
          </table:table-cell>
        </table:table-row>
        <table:table-row table:style-name="ro1">
          <table:table-cell office:value-type="float" office:value="415306.3446655" calcext:value-type="float">
            <text:p>4.15E+05</text:p>
          </table:table-cell>
          <table:table-cell office:value-type="float" office:value="5088244.159424" calcext:value-type="float">
            <text:p>5.09E+06</text:p>
          </table:table-cell>
          <table:table-cell office:value-type="float" office:value="4044.1796875" calcext:value-type="float">
            <text:p>4.04E+03</text:p>
          </table:table-cell>
        </table:table-row>
        <table:table-row table:style-name="ro1">
          <table:table-cell office:value-type="float" office:value="415389.9353638" calcext:value-type="float">
            <text:p>4.15E+05</text:p>
          </table:table-cell>
          <table:table-cell office:value-type="float" office:value="5088146.366211" calcext:value-type="float">
            <text:p>5.09E+06</text:p>
          </table:table-cell>
          <table:table-cell office:value-type="float" office:value="4044.178466797" calcext:value-type="float">
            <text:p>4.04E+03</text:p>
          </table:table-cell>
        </table:table-row>
        <table:table-row table:style-name="ro1">
          <table:table-cell office:value-type="float" office:value="415455.0289307" calcext:value-type="float">
            <text:p>4.15E+05</text:p>
          </table:table-cell>
          <table:table-cell office:value-type="float" office:value="5088127.671631" calcext:value-type="float">
            <text:p>5.09E+06</text:p>
          </table:table-cell>
          <table:table-cell office:value-type="float" office:value="4044.144287109" calcext:value-type="float">
            <text:p>4.04E+03</text:p>
          </table:table-cell>
        </table:table-row>
        <table:table-row table:style-name="ro1">
          <table:table-cell office:value-type="float" office:value="415575.9387817" calcext:value-type="float">
            <text:p>4.16E+05</text:p>
          </table:table-cell>
          <table:table-cell office:value-type="float" office:value="5088108.900635" calcext:value-type="float">
            <text:p>5.09E+06</text:p>
          </table:table-cell>
          <table:table-cell office:value-type="float" office:value="4044.070800781" calcext:value-type="float">
            <text:p>4.04E+03</text:p>
          </table:table-cell>
        </table:table-row>
        <table:table-row table:style-name="ro1">
          <table:table-cell office:value-type="float" office:value="415892.2310791" calcext:value-type="float">
            <text:p>4.16E+05</text:p>
          </table:table-cell>
          <table:table-cell office:value-type="float" office:value="5088108.467285" calcext:value-type="float">
            <text:p>5.09E+06</text:p>
          </table:table-cell>
          <table:table-cell office:value-type="float" office:value="4043.850830078" calcext:value-type="float">
            <text:p>4.04E+03</text:p>
          </table:table-cell>
        </table:table-row>
        <table:table-row table:style-name="ro1">
          <table:table-cell office:value-type="float" office:value="416162.0354004" calcext:value-type="float">
            <text:p>4.16E+05</text:p>
          </table:table-cell>
          <table:table-cell office:value-type="float" office:value="5088126.703369" calcext:value-type="float">
            <text:p>5.09E+06</text:p>
          </table:table-cell>
          <table:table-cell office:value-type="float" office:value="4043.652099609" calcext:value-type="float">
            <text:p>4.04E+03</text:p>
          </table:table-cell>
        </table:table-row>
        <table:table-row table:style-name="ro1">
          <table:table-cell office:value-type="float" office:value="416217.9599609" calcext:value-type="float">
            <text:p>4.16E+05</text:p>
          </table:table-cell>
          <table:table-cell office:value-type="float" office:value="5088205.699951" calcext:value-type="float">
            <text:p>5.09E+06</text:p>
          </table:table-cell>
          <table:table-cell office:value-type="float" office:value="4043.566894531" calcext:value-type="float">
            <text:p>4.04E+03</text:p>
          </table:table-cell>
        </table:table-row>
        <table:table-row table:style-name="ro1">
          <table:table-cell office:value-type="float" office:value="416227.4282227" calcext:value-type="float">
            <text:p>4.16E+05</text:p>
          </table:table-cell>
          <table:table-cell office:value-type="float" office:value="5088326.622559" calcext:value-type="float">
            <text:p>5.09E+06</text:p>
          </table:table-cell>
          <table:table-cell office:value-type="float" office:value="4043.489746094" calcext:value-type="float">
            <text:p>4.04E+03</text:p>
          </table:table-cell>
        </table:table-row>
        <table:table-row table:style-name="ro1">
          <table:table-cell office:value-type="float" office:value="416195.0980225" calcext:value-type="float">
            <text:p>4.16E+05</text:p>
          </table:table-cell>
          <table:table-cell office:value-type="float" office:value="5088494.115967" calcext:value-type="float">
            <text:p>5.09E+06</text:p>
          </table:table-cell>
          <table:table-cell office:value-type="float" office:value="4043.414306641" calcext:value-type="float">
            <text:p>4.04E+03</text:p>
          </table:table-cell>
        </table:table-row>
        <table:table-row table:style-name="ro1">
          <table:table-cell office:value-type="float" office:value="416144.2005615" calcext:value-type="float">
            <text:p>4.16E+05</text:p>
          </table:table-cell>
          <table:table-cell office:value-type="float" office:value="5088689.543213" calcext:value-type="float">
            <text:p>5.09E+06</text:p>
          </table:table-cell>
          <table:table-cell office:value-type="float" office:value="4043.335449219" calcext:value-type="float">
            <text:p>4.04E+03</text:p>
          </table:table-cell>
        </table:table-row>
        <table:table-row table:style-name="ro1">
          <table:table-cell office:value-type="float" office:value="416116.4516602" calcext:value-type="float">
            <text:p>4.16E+05</text:p>
          </table:table-cell>
          <table:table-cell office:value-type="float" office:value="5088805.865479" calcext:value-type="float">
            <text:p>5.09E+06</text:p>
          </table:table-cell>
          <table:table-cell office:value-type="float" office:value="4043.286621094" calcext:value-type="float">
            <text:p>4.04E+03</text:p>
          </table:table-cell>
        </table:table-row>
        <table:table-row table:style-name="ro1">
          <table:table-cell office:value-type="float" office:value="416093.315918" calcext:value-type="float">
            <text:p>4.16E+05</text:p>
          </table:table-cell>
          <table:table-cell office:value-type="float" office:value="5088894.273193" calcext:value-type="float">
            <text:p>5.09E+06</text:p>
          </table:table-cell>
          <table:table-cell office:value-type="float" office:value="4043.251220703" calcext:value-type="float">
            <text:p>4.04E+03</text:p>
          </table:table-cell>
        </table:table-row>
        <table:table-row table:style-name="ro1">
          <table:table-cell office:value-type="float" office:value="416093.46875" calcext:value-type="float">
            <text:p>4.16E+05</text:p>
          </table:table-cell>
          <table:table-cell office:value-type="float" office:value="5089005.905762" calcext:value-type="float">
            <text:p>5.09E+06</text:p>
          </table:table-cell>
          <table:table-cell office:value-type="float" office:value="4043.185791016" calcext:value-type="float">
            <text:p>4.04E+03</text:p>
          </table:table-cell>
        </table:table-row>
        <table:table-row table:style-name="ro1">
          <table:table-cell office:value-type="float" office:value="416112.2907715" calcext:value-type="float">
            <text:p>4.16E+05</text:p>
          </table:table-cell>
          <table:table-cell office:value-type="float" office:value="5089164.026367" calcext:value-type="float">
            <text:p>5.09E+06</text:p>
          </table:table-cell>
          <table:table-cell office:value-type="float" office:value="4043.080078125" calcext:value-type="float">
            <text:p>4.04E+03</text:p>
          </table:table-cell>
        </table:table-row>
        <table:table-row table:style-name="ro1">
          <table:table-cell office:value-type="float" office:value="416107.8431396" calcext:value-type="float">
            <text:p>4.16E+05</text:p>
          </table:table-cell>
          <table:table-cell office:value-type="float" office:value="5089312.876221" calcext:value-type="float">
            <text:p>5.09E+06</text:p>
          </table:table-cell>
          <table:table-cell office:value-type="float" office:value="4042.99609375" calcext:value-type="float">
            <text:p>4.04E+03</text:p>
          </table:table-cell>
        </table:table-row>
        <table:table-row table:style-name="ro1">
          <table:table-cell office:value-type="float" office:value="416131.4248047" calcext:value-type="float">
            <text:p>4.16E+05</text:p>
          </table:table-cell>
          <table:table-cell office:value-type="float" office:value="5089550.063721" calcext:value-type="float">
            <text:p>5.09E+06</text:p>
          </table:table-cell>
          <table:table-cell office:value-type="float" office:value="4042.841064453" calcext:value-type="float">
            <text:p>4.04E+03</text:p>
          </table:table-cell>
        </table:table-row>
        <table:table-row table:style-name="ro1">
          <table:table-cell office:value-type="float" office:value="416071.154541" calcext:value-type="float">
            <text:p>4.16E+05</text:p>
          </table:table-cell>
          <table:table-cell office:value-type="float" office:value="5089694.338623" calcext:value-type="float">
            <text:p>5.09E+06</text:p>
          </table:table-cell>
          <table:table-cell office:value-type="float" office:value="4042.798583984" calcext:value-type="float">
            <text:p>4.04E+03</text:p>
          </table:table-cell>
        </table:table-row>
        <table:table-row table:style-name="ro1">
          <table:table-cell office:value-type="float" office:value="416038.8879395" calcext:value-type="float">
            <text:p>4.16E+05</text:p>
          </table:table-cell>
          <table:table-cell office:value-type="float" office:value="5089908.345703" calcext:value-type="float">
            <text:p>5.09E+06</text:p>
          </table:table-cell>
          <table:table-cell office:value-type="float" office:value="4042.695800781" calcext:value-type="float">
            <text:p>4.04E+03</text:p>
          </table:table-cell>
        </table:table-row>
        <table:table-row table:style-name="ro1">
          <table:table-cell office:value-type="float" office:value="416066.8725586" calcext:value-type="float">
            <text:p>4.16E+05</text:p>
          </table:table-cell>
          <table:table-cell office:value-type="float" office:value="5089964.123901" calcext:value-type="float">
            <text:p>5.09E+06</text:p>
          </table:table-cell>
          <table:table-cell office:value-type="float" office:value="4042.643798828" calcext:value-type="float">
            <text:p>4.04E+03</text:p>
          </table:table-cell>
        </table:table-row>
        <table:table-row table:style-name="ro1">
          <table:table-cell office:value-type="float" office:value="416113.4816895" calcext:value-type="float">
            <text:p>4.16E+05</text:p>
          </table:table-cell>
          <table:table-cell office:value-type="float" office:value="5090033.830566" calcext:value-type="float">
            <text:p>5.09E+06</text:p>
          </table:table-cell>
          <table:table-cell office:value-type="float" office:value="4042.570556641" calcext:value-type="float">
            <text:p>4.04E+03</text:p>
          </table:table-cell>
        </table:table-row>
        <table:table-row table:style-name="ro1">
          <table:table-cell office:value-type="float" office:value="416178.677124" calcext:value-type="float">
            <text:p>4.16E+05</text:p>
          </table:table-cell>
          <table:table-cell office:value-type="float" office:value="5090089.557617" calcext:value-type="float">
            <text:p>5.09E+06</text:p>
          </table:table-cell>
          <table:table-cell office:value-type="float" office:value="4042.492431641" calcext:value-type="float">
            <text:p>4.04E+03</text:p>
          </table:table-cell>
        </table:table-row>
        <table:table-row table:style-name="ro1">
          <table:table-cell office:value-type="float" office:value="416318.3898926" calcext:value-type="float">
            <text:p>4.16E+05</text:p>
          </table:table-cell>
          <table:table-cell office:value-type="float" office:value="5090214.953247" calcext:value-type="float">
            <text:p>5.09E+06</text:p>
          </table:table-cell>
          <table:table-cell office:value-type="float" office:value="4042.321777344" calcext:value-type="float">
            <text:p>4.04E+03</text:p>
          </table:table-cell>
        </table:table-row>
        <table:table-row table:style-name="ro1">
          <table:table-cell office:value-type="float" office:value="416406.8612061" calcext:value-type="float">
            <text:p>4.16E+05</text:p>
          </table:table-cell>
          <table:table-cell office:value-type="float" office:value="5090284.602539" calcext:value-type="float">
            <text:p>5.09E+06</text:p>
          </table:table-cell>
          <table:table-cell office:value-type="float" office:value="4042.219482422" calcext:value-type="float">
            <text:p>4.04E+03</text:p>
          </table:table-cell>
        </table:table-row>
        <table:table-row table:style-name="ro1">
          <table:table-cell office:value-type="float" office:value="416490.6621094" calcext:value-type="float">
            <text:p>4.16E+05</text:p>
          </table:table-cell>
          <table:table-cell office:value-type="float" office:value="5090340.304199" calcext:value-type="float">
            <text:p>5.09E+06</text:p>
          </table:table-cell>
          <table:table-cell office:value-type="float" office:value="4042.128417969" calcext:value-type="float">
            <text:p>4.04E+03</text:p>
          </table:table-cell>
        </table:table-row>
        <table:table-row table:style-name="ro1">
          <table:table-cell office:value-type="float" office:value="416597.7006836" calcext:value-type="float">
            <text:p>4.17E+05</text:p>
          </table:table-cell>
          <table:table-cell office:value-type="float" office:value="5090382.019897" calcext:value-type="float">
            <text:p>5.09E+06</text:p>
          </table:table-cell>
          <table:table-cell office:value-type="float" office:value="4042.029541016" calcext:value-type="float">
            <text:p>4.04E+03</text:p>
          </table:table-cell>
        </table:table-row>
        <table:table-row table:style-name="ro1">
          <table:table-cell office:value-type="float" office:value="416714.0418701" calcext:value-type="float">
            <text:p>4.17E+05</text:p>
          </table:table-cell>
          <table:table-cell office:value-type="float" office:value="5090423.722839" calcext:value-type="float">
            <text:p>5.09E+06</text:p>
          </table:table-cell>
          <table:table-cell office:value-type="float" office:value="4041.924072266" calcext:value-type="float">
            <text:p>4.04E+03</text:p>
          </table:table-cell>
        </table:table-row>
        <table:table-row table:style-name="ro1">
          <table:table-cell office:value-type="float" office:value="416872.3027344" calcext:value-type="float">
            <text:p>4.17E+05</text:p>
          </table:table-cell>
          <table:table-cell office:value-type="float" office:value="5090507.230713" calcext:value-type="float">
            <text:p>5.09E+06</text:p>
          </table:table-cell>
          <table:table-cell office:value-type="float" office:value="4041.764892578" calcext:value-type="float">
            <text:p>4.04E+03</text:p>
          </table:table-cell>
        </table:table-row>
        <table:table-row table:style-name="ro1">
          <table:table-cell office:value-type="float" office:value="416918.8991699" calcext:value-type="float">
            <text:p>4.17E+05</text:p>
          </table:table-cell>
          <table:table-cell office:value-type="float" office:value="5090567.634644" calcext:value-type="float">
            <text:p>5.09E+06</text:p>
          </table:table-cell>
          <table:table-cell office:value-type="float" office:value="4041.697265625" calcext:value-type="float">
            <text:p>4.04E+03</text:p>
          </table:table-cell>
        </table:table-row>
        <table:table-row table:style-name="ro1">
          <table:table-cell office:value-type="float" office:value="416932.9997559" calcext:value-type="float">
            <text:p>4.17E+05</text:p>
          </table:table-cell>
          <table:table-cell office:value-type="float" office:value="5090674.596802" calcext:value-type="float">
            <text:p>5.09E+06</text:p>
          </table:table-cell>
          <table:table-cell office:value-type="float" office:value="4041.624755859" calcext:value-type="float">
            <text:p>4.04E+03</text:p>
          </table:table-cell>
        </table:table-row>
        <table:table-row table:style-name="ro1">
          <table:table-cell office:value-type="float" office:value="416933.1206055" calcext:value-type="float">
            <text:p>4.17E+05</text:p>
          </table:table-cell>
          <table:table-cell office:value-type="float" office:value="5090762.972595" calcext:value-type="float">
            <text:p>5.09E+06</text:p>
          </table:table-cell>
          <table:table-cell office:value-type="float" office:value="4041.572998047" calcext:value-type="float">
            <text:p>4.04E+03</text:p>
          </table:table-cell>
        </table:table-row>
        <table:table-row table:style-name="ro1">
          <table:table-cell office:value-type="float" office:value="416928.609375" calcext:value-type="float">
            <text:p>4.17E+05</text:p>
          </table:table-cell>
          <table:table-cell office:value-type="float" office:value="5090865.308899" calcext:value-type="float">
            <text:p>5.09E+06</text:p>
          </table:table-cell>
          <table:table-cell office:value-type="float" office:value="4041.516357422" calcext:value-type="float">
            <text:p>4.04E+03</text:p>
          </table:table-cell>
        </table:table-row>
        <table:table-row table:style-name="ro1">
          <table:table-cell office:value-type="float" office:value="416914.8337402" calcext:value-type="float">
            <text:p>4.17E+05</text:p>
          </table:table-cell>
          <table:table-cell office:value-type="float" office:value="5090995.56604" calcext:value-type="float">
            <text:p>5.09E+06</text:p>
          </table:table-cell>
          <table:table-cell office:value-type="float" office:value="4041.449707031" calcext:value-type="float">
            <text:p>4.04E+03</text:p>
          </table:table-cell>
        </table:table-row>
        <table:table-row table:style-name="ro1">
          <table:table-cell office:value-type="float" office:value="416905.722168" calcext:value-type="float">
            <text:p>4.17E+05</text:p>
          </table:table-cell>
          <table:table-cell office:value-type="float" office:value="5091135.119537" calcext:value-type="float">
            <text:p>5.09E+06</text:p>
          </table:table-cell>
          <table:table-cell office:value-type="float" office:value="4041.374511719" calcext:value-type="float">
            <text:p>4.04E+03</text:p>
          </table:table-cell>
        </table:table-row>
        <table:table-row table:style-name="ro1">
          <table:table-cell office:value-type="float" office:value="416850.0395508" calcext:value-type="float">
            <text:p>4.17E+05</text:p>
          </table:table-cell>
          <table:table-cell office:value-type="float" office:value="5091232.874527" calcext:value-type="float">
            <text:p>5.09E+06</text:p>
          </table:table-cell>
          <table:table-cell office:value-type="float" office:value="4041.355957031" calcext:value-type="float">
            <text:p>4.04E+03</text:p>
          </table:table-cell>
        </table:table-row>
        <table:table-row table:style-name="ro1">
          <table:table-cell office:value-type="float" office:value="416785.0797119" calcext:value-type="float">
            <text:p>4.17E+05</text:p>
          </table:table-cell>
          <table:table-cell office:value-type="float" office:value="5091349.247684" calcext:value-type="float">
            <text:p>5.09E+06</text:p>
          </table:table-cell>
          <table:table-cell office:value-type="float" office:value="4041.333251953" calcext:value-type="float">
            <text:p>4.04E+03</text:p>
          </table:table-cell>
        </table:table-row>
        <table:table-row table:style-name="ro1">
          <table:table-cell office:value-type="float" office:value="416729.3461914" calcext:value-type="float">
            <text:p>4.17E+05</text:p>
          </table:table-cell>
          <table:table-cell office:value-type="float" office:value="5091409.7918" calcext:value-type="float">
            <text:p>5.09E+06</text:p>
          </table:table-cell>
          <table:table-cell office:value-type="float" office:value="4041.336669922" calcext:value-type="float">
            <text:p>4.04E+03</text:p>
          </table:table-cell>
        </table:table-row>
        <table:table-row table:style-name="ro1">
          <table:table-cell office:value-type="float" office:value="416696.8184814" calcext:value-type="float">
            <text:p>4.17E+05</text:p>
          </table:table-cell>
          <table:table-cell office:value-type="float" office:value="5091433.093189" calcext:value-type="float">
            <text:p>5.09E+06</text:p>
          </table:table-cell>
          <table:table-cell office:value-type="float" office:value="4041.345703125" calcext:value-type="float">
            <text:p>4.04E+03</text:p>
          </table:table-cell>
        </table:table-row>
        <table:table-row table:style-name="ro1">
          <table:table-cell office:value-type="float" office:value="416664.2972412" calcext:value-type="float">
            <text:p>4.17E+05</text:p>
          </table:table-cell>
          <table:table-cell office:value-type="float" office:value="5091461.045937" calcext:value-type="float">
            <text:p>5.09E+06</text:p>
          </table:table-cell>
          <table:table-cell office:value-type="float" office:value="4041.352050781" calcext:value-type="float">
            <text:p>4.04E+03</text:p>
          </table:table-cell>
        </table:table-row>
        <table:table-row table:style-name="ro1">
          <table:table-cell table:style-name="ce5" table:formula="of:=MIN([.A1:.A56] )" office:value-type="float" office:value="415097.9697571" calcext:value-type="float">
            <text:p>415,097.97</text:p>
          </table:table-cell>
          <table:table-cell table:style-name="ce5" table:formula="of:=MIN([.B1:.B56] )" office:value-type="float" office:value="5088108.467285" calcext:value-type="float">
            <text:p>5,088,108.47</text:p>
          </table:table-cell>
          <table:table-cell table:style-name="Default"/>
        </table:table-row>
        <table:table-row table:style-name="ro1">
          <table:table-cell table:style-name="ce5" table:formula="of:=MAX([.A2:.A57] )" office:value-type="float" office:value="416933.1206055" calcext:value-type="float">
            <text:p>416,933.12</text:p>
          </table:table-cell>
          <table:table-cell table:style-name="ce5" table:formula="of:=MAX([.B2:.B57] )" office:value-type="float" office:value="5091461.045937" calcext:value-type="float">
            <text:p>5,091,461.0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17:20.937838493</meta:creation-date>
    <dc:date>2024-03-01T11:16:11.184870153</dc:date>
    <meta:editing-duration>PT9H15M22S</meta:editing-duration>
    <meta:editing-cycles>11</meta:editing-cycles>
    <meta:generator>LibreOffice/24.2.0.3$Linux_X86_64 LibreOffice_project/a9077e3fef0a06cb428c7a740a03f33bf70ac6ee</meta:generator>
    <meta:document-statistic meta:table-count="2" meta:cell-count="274" meta:object-count="0"/>
  </office:meta>
</office:document-meta>
</file>